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1.3224in" svg:y="1.7988in">
            <draw:object draw:notify-on-update-of-ranges="Sheet1.B5:Sheet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style-name="ce2" office:value-type="string" calcext:value-type="string">
            <text:p>Seconds/Parallel</text:p>
          </table:table-cell>
          <table:table-cell table:style-name="ce3" office:value-type="float" office:value="6.321" calcext:value-type="float">
            <text:p>6.321</text:p>
          </table:table-cell>
          <table:table-cell table:style-name="ce3" office:value-type="float" office:value="3.116" calcext:value-type="float">
            <text:p>3.116</text:p>
          </table:table-cell>
          <table:table-cell table:style-name="ce3" office:value-type="float" office:value="2.37" calcext:value-type="float">
            <text:p>2.37</text:p>
          </table:table-cell>
          <table:table-cell table:style-name="ce3" office:value-type="float" office:value="2.606" calcext:value-type="float">
            <text:p>2.606</text:p>
          </table:table-cell>
          <table:table-cell/>
        </table:table-row>
        <table:table-row table:style-name="ro1">
          <table:table-cell table:style-name="ce2" office:value-type="string" calcext:value-type="string">
            <text:p>Speed-up</text:p>
          </table:table-cell>
          <table:table-cell table:style-name="ce3" table:formula="of:=[.B7]/[.B5]" office:value-type="float" office:value="1.14697041607341" calcext:value-type="float">
            <text:p>1.14697041607341</text:p>
          </table:table-cell>
          <table:table-cell table:style-name="ce3" table:formula="of:=[.C7]/[.C5]" office:value-type="float" office:value="1.25545571245186" calcext:value-type="float">
            <text:p>1.25545571245186</text:p>
          </table:table-cell>
          <table:table-cell table:style-name="ce3" table:formula="of:=[.D7]/[.D5]" office:value-type="float" office:value="3.8704641350211" calcext:value-type="float">
            <text:p>3.8704641350211</text:p>
          </table:table-cell>
          <table:table-cell table:style-name="ce3" table:formula="of:=[.E7]/[.E5]" office:value-type="float" office:value="0.81504221028396" calcext:value-type="float">
            <text:p>0.81504221028396</text:p>
          </table:table-cell>
          <table:table-cell/>
        </table:table-row>
        <table:table-row table:style-name="ro1">
          <table:table-cell table:style-name="ce2" office:value-type="string" calcext:value-type="string">
            <text:p>Seconds/Series</text:p>
          </table:table-cell>
          <table:table-cell table:style-name="ce3" office:value-type="float" office:value="7.25" calcext:value-type="float">
            <text:p>7.25</text:p>
          </table:table-cell>
          <table:table-cell table:style-name="ce3" office:value-type="float" office:value="3.912" calcext:value-type="float">
            <text:p>3.912</text:p>
          </table:table-cell>
          <table:table-cell table:style-name="ce3" office:value-type="float" office:value="9.173" calcext:value-type="float">
            <text:p>9.173</text:p>
          </table:table-cell>
          <table:table-cell table:style-name="ce3" office:value-type="float" office:value="2.124" calcext:value-type="float">
            <text:p>2.124</text:p>
          </table:table-cell>
          <table:table-cell office:value-type="string" calcext:value-type="string">
            <text:p>w/o lock</text:p>
          </table:table-cell>
        </table:table-row>
        <table:table-row table:style-name="ro1">
          <table:table-cell table:style-name="ce2" office:value-type="string" calcext:value-type="string">
            <text:p>Difference</text:p>
          </table:table-cell>
          <table:table-cell table:style-name="ce3" table:formula="of:=[.B7]-[.B5]" office:value-type="float" office:value="0.929" calcext:value-type="float">
            <text:p>0.929</text:p>
          </table:table-cell>
          <table:table-cell table:style-name="ce3" table:formula="of:=[.C7]-[.C5]" office:value-type="float" office:value="0.796" calcext:value-type="float">
            <text:p>0.796</text:p>
          </table:table-cell>
          <table:table-cell table:style-name="ce3" table:formula="of:=[.D7]-[.D5]" office:value-type="float" office:value="6.803" calcext:value-type="float">
            <text:p>6.803</text:p>
          </table:table-cell>
          <table:table-cell table:style-name="ce3" table:formula="of:=[.E7]-[.E5]" office:value-type="float" office:value="-0.482" calcext:value-type="float">
            <text:p>-0.4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6T14:51:02.484661688</meta:creation-date>
    <dc:date>2022-04-05T10:53:53.080526557</dc:date>
    <meta:editing-duration>PT1H3M50S</meta:editing-duration>
    <meta:editing-cycles>9</meta:editing-cycles>
    <meta:generator>LibreOffice/6.4.7.2$Linux_X86_64 LibreOffice_project/40$Build-2</meta:generator>
    <meta:document-statistic meta:table-count="1" meta:cell-count="2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389cm" svg:y="0.316cm" chart:style-name="ch2">
          <text:p>CS 218 - Assignment #12</text:p>
        </chart:title>
        <chart:subtitle svg:x="5.098cm" svg:y="1.275cm" chart:style-name="ch3">
          <text:p>Execution Time vs Thread Count</text:p>
        </chart:subtitle>
        <chart:plot-area chart:style-name="ch4" table:cell-range-address="Sheet1.B5:Sheet1.E5" svg:x="1.33cm" svg:y="2.138cm" svg:width="14.349cm" svg:height="5.706cm">
          <chartooo:coordinate-region svg:x="1.766cm" svg:y="2.337cm" svg:width="13.913cm" svg:height="4.86cm"/>
          <chart:axis chart:dimension="x" chart:name="primary-x" chart:style-name="ch5">
            <chart:title svg:x="7.851cm" svg:y="8.024cm" chart:style-name="ch6">
              <text:p>Threads</text:p>
            </chart:title>
          </chart:axis>
          <chart:axis chart:dimension="y" chart:name="primary-y" chart:style-name="ch7">
            <chart:title svg:x="0.451cm" svg:y="6.239cm" chart:style-name="ch8">
              <text:p>Times (seconds)</text:p>
            </chart:title>
            <chart:grid chart:style-name="ch9" chart:class="major"/>
          </chart:axis>
          <chart:series chart:style-name="ch10" chart:values-cell-range-address="Sheet1.B5:Sheet1.E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6.321">
                <text:p>6.321</text:p>
                <draw:g>
                  <svg:desc>Sheet1.B5:Sheet1.E5</svg:desc>
                </draw:g>
              </table:table-cell>
              <table:table-cell office:value-type="float" office:value="3.116">
                <text:p>3.116</text:p>
              </table:table-cell>
              <table:table-cell office:value-type="float" office:value="2.37">
                <text:p>2.37</text:p>
              </table:table-cell>
              <table:table-cell office:value-type="float" office:value="2.606">
                <text:p>2.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